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8.282708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neyDr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 moyenne, combien de steak de 150g peut produire une vache ?</text:p>
          </table:table-cell>
          <table:table-cell office:value-type="float" office:value="1700" table:style-name="ce1">
            <text:p>1700</text:p>
          </table:table-cell>
          <table:table-cell office:value-type="float" office:value="400" table:style-name="ce1">
            <text:p>400</text:p>
          </table:table-cell>
          <table:table-cell office:value-type="float" office:value="700" table:style-name="ce1">
            <text:p>700</text:p>
          </table:table-cell>
          <table:table-cell office:value-type="float" office:value="1200" table:style-name="ce1">
            <text:p>1200</text:p>
          </table:table-cell>
          <table:table-cell office:value-type="float" office:value="1700" table:style-name="ce1">
            <text:p>17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 musique, combien de degré est contenu dans une octave ?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 représente la photo sans célébrité la plus likée d'Instagram ?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Des chaussures</text:p>
          </table:table-cell>
          <table:table-cell office:value-type="string" table:style-name="ce1">
            <text:p>La t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animal n'a pas été représenté dans les fables de la Fontaines ?</text:p>
          </table:table-cell>
          <table:table-cell office:value-type="string" table:style-name="ce2">
            <text:p>La biche</text:p>
          </table:table-cell>
          <table:table-cell office:value-type="string" table:style-name="ce2">
            <text:p>Le coq</text:p>
          </table:table-cell>
          <table:table-cell office:value-type="string" table:style-name="ce2">
            <text:p>Le renard</text:p>
          </table:table-cell>
          <table:table-cell office:value-type="string" table:style-name="ce2">
            <text:p>Le chat</text:p>
          </table:table-cell>
          <table:table-cell office:value-type="string" table:style-name="ce2">
            <text:p>La bi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i a peint "La nuit étoilée" ?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De Vinci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Pic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 retrouve-t-on à l’intérieur de la viennoiserie#qu’on appelle un chinois ?</text:p>
          </table:table-cell>
          <table:table-cell office:value-type="string" table:style-name="ce2">
            <text:p>Crème patissière</text:p>
          </table:table-cell>
          <table:table-cell office:value-type="string" table:style-name="ce2">
            <text:p>Mousse de fruit</text:p>
          </table:table-cell>
          <table:table-cell office:value-type="string" table:style-name="ce2">
            <text:p>Crème au café</text:p>
          </table:table-cell>
          <table:table-cell office:value-type="string" table:style-name="ce2">
            <text:p>Frangipane</text:p>
          </table:table-cell>
          <table:table-cell office:value-type="string" table:style-name="ce2">
            <text:p>Crème patissiè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le est la couleur traditionnelle des fleurs de lilas ?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Bleu</text:p>
          </table:table-cell>
          <table:table-cell office:value-type="string" table:style-name="ce1">
            <text:p>Rouge</text:p>
          </table:table-cell>
          <table:table-cell office:value-type="string" table:style-name="ce1">
            <text:p>Jau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est le nom donné au roi Louis VI ?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rand</text:p>
          </table:table-cell>
          <table:table-cell office:value-type="string" table:style-name="ce2">
            <text:p>Le Beau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auc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s quelle direction le Soleil se lève-t-il ?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Nord</text:p>
          </table:table-cell>
          <table:table-cell office:value-type="string" table:style-name="ce1">
            <text:p>Sud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Ou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À quel réalisateur doit-on le film Psychose de 1960 ?</text:p>
          </table:table-cell>
          <table:table-cell office:value-type="string" table:style-name="ce2">
            <text:p>Alfred Hitchcock</text:p>
          </table:table-cell>
          <table:table-cell office:value-type="string" table:style-name="ce2">
            <text:p>David Cronenberg</text:p>
          </table:table-cell>
          <table:table-cell office:value-type="string" table:style-name="ce2">
            <text:p>Wes Craven</text:p>
          </table:table-cell>
          <table:table-cell office:value-type="string" table:style-name="ce2">
            <text:p>John Carpenter</text:p>
          </table:table-cell>
          <table:table-cell office:value-type="string" table:style-name="ce2">
            <text:p>Alfred Hitchco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el joueur de tennis français est, à ce jour,#le dernier à avoir remporté un tournoi du Grand Chelem ?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Cédric Pioline</text:p>
          </table:table-cell>
          <table:table-cell office:value-type="string" table:style-name="ce1">
            <text:p>Jo-Wilfried Tsonga</text:p>
          </table:table-cell>
          <table:table-cell office:value-type="string" table:style-name="ce1">
            <text:p>Guy Forget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or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ffa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ler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lat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po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m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riv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stiqu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tten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anc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bot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ra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ss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e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r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oi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nb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s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c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o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r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ch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s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â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af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r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mp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n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p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u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ên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r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val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ie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o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iter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lois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rd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ô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u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b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y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u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ebi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oss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roi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ar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h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ou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gou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clum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vo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pi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sp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ier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vad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êlu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gu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e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o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n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ê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ses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F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ng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igo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um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n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â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z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la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omm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c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ê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ev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so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oup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ecre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l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ach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ystè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ess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ryp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uzzl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tecti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di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quê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iff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evin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ouv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vél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quip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lic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rend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tratégi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tu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u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pica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Logiqu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génieux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llig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Observ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tten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ém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munic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llab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rtena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rdin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ll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pé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soci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f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trai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olidar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cou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cent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gil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naly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ynthè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duc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rpré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évér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ti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couver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vent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urios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s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ens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drénalin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ci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allen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ct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ccè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iomph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com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Félicitation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Bravo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Héroïs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ur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fi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ba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preu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solu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ccompl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i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Button_template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Jeremy BOCLET</dc:creator>
    <dc:date>2024-05-28T08:58:13Z</dc:date>
    <meta:editing-cycles>230</meta:editing-cycles>
    <meta:editing-duration>PT33288S</meta:editing-duration>
  </office:meta>
</office:document-meta>
</file>